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227.57mm" svg:height="143.23mm" svg:x="33.05mm" svg:y="27.03mm">
            <loext:p draw:notify-on-update-of-ranges="List1.B2:List1.I2 List1.B2:List1.I2 List1.A3:List1.A3 List1.B3:List1.I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out [V]</text:p>
          </table:table-cell>
          <table:table-cell table:formula="of:=SQRT(7.5*[.B2])" office:value-type="float" office:value="2.73861278752583" calcext:value-type="float">
            <text:p>2,739</text:p>
          </table:table-cell>
          <table:table-cell table:formula="of:=SQRT(7.5*[.C2])" office:value-type="float" office:value="3.87298334620742" calcext:value-type="float">
            <text:p>3,873</text:p>
          </table:table-cell>
          <table:table-cell table:formula="of:=SQRT(7.5*[.D2])" office:value-type="float" office:value="4.74341649025257" calcext:value-type="float">
            <text:p>4,743</text:p>
          </table:table-cell>
          <table:table-cell table:formula="of:=SQRT(7.5*[.E2])" office:value-type="float" office:value="5.47722557505166" calcext:value-type="float">
            <text:p>5,477</text:p>
          </table:table-cell>
          <table:table-cell table:formula="of:=SQRT(7.5*[.F2])" office:value-type="float" office:value="6.12372435695795" calcext:value-type="float">
            <text:p>6,124</text:p>
          </table:table-cell>
          <table:table-cell table:formula="of:=SQRT(7.5*[.G2])" office:value-type="float" office:value="6.70820393249937" calcext:value-type="float">
            <text:p>6,708</text:p>
          </table:table-cell>
          <table:table-cell table:formula="of:=SQRT(7.5*[.H2])" office:value-type="float" office:value="7.24568837309472" calcext:value-type="float">
            <text:p>7,246</text:p>
          </table:table-cell>
          <table:table-cell table:formula="of:=SQRT(7.5*[.I2])" office:value-type="float" office:value="7.74596669241483" calcext:value-type="float">
            <text:p>7,74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out [W]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D [%]</text:p>
          </table:table-cell>
          <table:table-cell office:value-type="float" office:value="0.07" calcext:value-type="float">
            <text:p>0,070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9" calcext:value-type="float">
            <text:p>0,079</text:p>
          </table:table-cell>
          <table:table-cell office:value-type="float" office:value="0.081" calcext:value-type="float">
            <text:p>0,081</text:p>
          </table:table-cell>
          <table:table-cell office:value-type="float" office:value="0.1" calcext:value-type="float">
            <text:p>0,100</text:p>
          </table:table-cell>
          <table:table-cell office:value-type="float" office:value="5.2" calcext:value-type="float">
            <text:p>5,200</text:p>
          </table:table-cell>
          <table:table-cell office:value-type="float" office:value="7.9" calcext:value-type="float">
            <text:p>7,9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10:53:20.95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8:15:48.771000000</meta:creation-date>
    <dc:date>2015-10-13T11:04:09.788000000</dc:date>
    <meta:editing-duration>PT4H22M13S</meta:editing-duration>
    <meta:editing-cycles>3</meta:editing-cycles>
    <meta:generator>LibreOffice/5.0.2.2$Windows_x86 LibreOffice_project/37b43f919e4de5eeaca9b9755ed688758a8251fe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58cm" svg:height="14.324cm" xlink:href=".." xlink:type="simple" chart:class="chart:scatter" chart:row-mapping="0" chart:style-name="ch1">
        <chart:title svg:x="7.459cm" svg:y="0.422cm" chart:style-name="ch2">
          <text:p>Závislost zkreslení zesilovače na výkonu</text:p>
        </chart:title>
        <chart:plot-area chart:style-name="ch3" table:cell-range-address="List1.A2:List1.I3" chart:data-source-has-labels="both" svg:x="1.466cm" svg:y="1.487cm" svg:width="20.837cm" svg:height="11.57cm">
          <chartooo:coordinate-region svg:x="2.564cm" svg:y="1.686cm" svg:width="19.645cm" svg:height="10.724cm"/>
          <chart:axis chart:dimension="x" chart:name="primary-x" chart:style-name="ch4" chartooo:axis-type="auto">
            <chart:title svg:x="11.284cm" svg:y="13.343cm" chart:style-name="ch5">
              <text:p>Pout [V]</text:p>
            </chart:title>
            <chart:categories table:cell-range-address="List1.B2:List1.I2"/>
            <chart:grid chart:style-name="ch6" chart:class="major"/>
          </chart:axis>
          <chart:axis chart:dimension="y" chart:name="primary-y" chart:style-name="ch7">
            <chart:title svg:x="0.451cm" svg:y="7.925cm" chart:style-name="ch8">
              <text:p>THD [%]</text:p>
            </chart:title>
            <chart:grid chart:style-name="ch6" chart:class="major"/>
          </chart:axis>
          <chart:series chart:style-name="ch9" chart:values-cell-range-address="List1.B3:List1.I3" chart:label-cell-address="List1.A3:List1.A3" chart:class="chart:scatter">
            <chart:domain table:cell-range-address="List1.B2:List1.I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List1.B2:List1.I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List1.B2:List1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D [%]</text:p>
                <draw:g>
                  <svg:desc>List1.A3:List1.A3</svg:desc>
                </draw:g>
              </table:table-cell>
              <table:table-cell office:value-type="float" office:value="0.07">
                <text:p>0.07</text:p>
                <draw:g>
                  <svg:desc>List1.B3:List1.I3</svg:desc>
                </draw:g>
              </table:table-cell>
              <table:table-cell office:value-type="float" office:value="0.071">
                <text:p>0.071</text:p>
              </table:table-cell>
              <table:table-cell office:value-type="float" office:value="0.072">
                <text:p>0.072</text:p>
              </table:table-cell>
              <table:table-cell office:value-type="float" office:value="0.079">
                <text:p>0.079</text:p>
              </table:table-cell>
              <table:table-cell office:value-type="float" office:value="0.081">
                <text:p>0.081</text:p>
              </table:table-cell>
              <table:table-cell office:value-type="float" office:value="0.1">
                <text:p>0.1</text:p>
              </table:table-cell>
              <table:table-cell office:value-type="float" office:value="5.2">
                <text:p>5.2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